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6"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P7" style:family="paragraph" style:parent-style-name="Standard">
      <style:paragraph-properties fo:margin-top="0in" fo:margin-bottom="0in" style:contextual-spacing="false" fo:text-align="justify" style:justify-single-word="false"/>
      <style:text-properties officeooo:paragraph-rsid="0055287e"/>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style:style style:name="T23" style:family="text">
      <style:text-properties officeooo:rsid="00686e89"/>
    </style:style>
    <style:style style:name="T24" style:family="text">
      <style:text-properties officeooo:rsid="006a68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7"><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7"><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7"><text:span text:style-name="T18"><text:s text:c="5"/></text:span><text:span text:style-name="T19">There’s something wrong with you. You can’t seem to hang onto a relationship for more than a few dates. You’re always looking for something better to come around the corner.</text:span></text:p>
      <text:p text:style-name="P7"><text:span text:style-name="T19"><text:s text:c="5"/></text:span><text:span text:style-name="T20">That something just happened to hit you with her motorcycle.</text:span></text:p>
      <text:p text:style-name="P5"/>
      <text:p text:style-name="P4">The Girl</text:p>
      <text:p text:style-name="P6"><text:s text:c="5"/>Her name is Melissa <text:span text:style-name="T22">and she is a goddess. Well at least you think she is. She’s a ray of sunshine on a cloudy day.</text:span></text:p>
      <text:p text:style-name="P6"><text:s text:c="5"/><text:span text:style-name="T23">She’s tough as nails and shows it, and that’s not just the leather talking. Melissa won’t take no for an answer and you find this out quickly.</text:span></text:p>
      <text:p text:style-name="P6"><text:s text:c="5"/><text:span text:style-name="T24">After the accident she gave you her phone number in case you needed to get insurance information etc. Well you decide to call her just to have a chat.</text:span></text:p>
      <text:p text:style-name="P6"><text:s text:c="5"/><text:span text:style-name="T24">Three hours la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06:41.136000000</dc:date>
    <meta:editing-cycles>90</meta:editing-cycles>
    <meta:editing-duration>PT2H25M10S</meta:editing-duration>
    <meta:generator>LibreOffice/7.4.0.3$Windows_X86_64 LibreOffice_project/f85e47c08ddd19c015c0114a68350214f7066f5a</meta:generator>
    <meta:document-statistic meta:table-count="0" meta:image-count="0" meta:object-count="0" meta:page-count="3" meta:paragraph-count="29" meta:word-count="760" meta:character-count="4046" meta:non-whitespace-character-count="3185"/>
    <meta:template xlink:type="simple" xlink:actuate="onRequest" xlink:title="Normal.dotm" xlink:href=""/>
  </office:meta>
</office:document-meta>
</file>